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2e434" officeooo:paragraph-rsid="0002e434"/>
    </style:style>
    <style:style style:name="P2" style:family="paragraph" style:parent-style-name="Text_20_body" style:list-style-name="L1">
      <style:text-properties style:text-line-through-style="solid" style:text-line-through-type="single" style:text-underline-style="none" officeooo:rsid="0002e434" officeooo:paragraph-rsid="0002e434"/>
    </style:style>
    <style:style style:name="P3" style:family="paragraph" style:parent-style-name="Text_20_body" style:list-style-name="L1">
      <style:text-properties officeooo:rsid="00147d59" officeooo:paragraph-rsid="00147d59"/>
    </style:style>
    <style:style style:name="T1" style:family="text">
      <style:text-properties officeooo:rsid="000486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DO</text:p>
      <text:list xml:id="list489003041" text:style-name="L1">
        <text:list-item>
          <text:p text:style-name="P1">Pieces can move through other Pieces <text:span text:style-name="T1">(diagonally only)</text:span>.</text:p>
        </text:list-item>
        <text:list-item>
          <text:p text:style-name="P2">Fields do not have the pieces default position.</text:p>
        </text:list-item>
        <text:list-item>
          <text:p text:style-name="P1">Black can’t attack White.</text:p>
        </text:list-item>
        <text:list-item>
          <text:p text:style-name="P1">Can’t win the game</text:p>
        </text:list-item>
        <text:list-item>
          <text:p text:style-name="P3">Make comments about everyth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7:22:14.273432512</meta:creation-date>
    <dc:date>2019-08-09T08:07:05.746100342</dc:date>
    <meta:editing-duration>PT44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4" meta:character-count="185" meta:non-whitespace-character-count="162"/>
  </office:meta>
</office:document-meta>
</file>